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>
      <style:text-properties fo:font-weight="normal" style:font-weight-asian="normal" style:font-weight-complex="normal"/>
    </style:style>
    <style:style style:name="P9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rhandene Werkzeuge/Tools/Klassen:</text:p>
      <text:p text:style-name="P4">svm-train: </text:p>
      <text:list xml:id="list287400770" text:style-name="L1">
        <text:list-item>
          <text:p text:style-name="P5">bekommt einen Satz von Trainingsdaten und erzeugt daraus ein Trainingsmodel</text:p>
        </text:list-item>
        <text:list-item>
          <text:p text:style-name="P5">Bsp.: <text:span text:style-name="T1">./svm-train trainingsdaten.tr</text:span></text:p>
        </text:list-item>
        <text:list-item>
          <text:p text:style-name="P9"><text:span text:style-name="T2">in ClearTK gibt es unter</text:span><text:span text:style-name="T1"> org.cleartk.ml.libsvm.util </text:span><text:span text:style-name="T2">die Trainingsklasse </text:span><text:span text:style-name="T1">LibSvmTrain.java </text:span><text:span text:style-name="T2">die auf Grundlage von Trainingsdaten ein Model erzeugt und ein bereits existierendes Model überschreibt</text:span></text:p>
        </text:list-item>
        <text:list-item>
          <text:p text:style-name="P9"><text:span text:style-name="T2">im folgenden mögliche Optionen für diesen Trainer (svm-train/LibSvmTrain.java):</text:span></text:p>
          <text:p text:style-name="P9"><text:span text:style-name="T2"/></text:p>
        </text:list-item>
      </text:list>
      <text:p text:style-name="Standard">options:</text:p>
      <text:p text:style-name="Standard">-s svm_type : set type of SVM (default 0)</text:p>
      <text:p text:style-name="Standard"><text:tab/>0 -- C-SVC</text:p>
      <text:p text:style-name="Standard"><text:tab/>1 -- nu-SVC</text:p>
      <text:p text:style-name="Standard"><text:tab/>2 -- one-class SVM</text:p>
      <text:p text:style-name="Standard"><text:tab/>3 -- epsilon-SVR</text:p>
      <text:p text:style-name="Standard"><text:tab/>4 – nu-SVR</text:p>
      <text:p text:style-name="P1"/>
      <text:p text:style-name="P1">SVC := Support Vector Classification (two-class and multi-class) → reine Klassifikation</text:p>
      <text:p text:style-name="P1">SVR := Support Vector Regression → Regressionsanalyse (statistisches Analyseverfahren)</text:p>
      <text:p text:style-name="P1"/>
      <text:p text:style-name="Standard">-t kernel_type : set type of kernel function (default 2)</text:p>
      <text:p text:style-name="Standard"><text:tab/>0 -- linear: u'*v</text:p>
      <text:p text:style-name="Standard"><text:tab/>1 -- polynomial: (gamma*u'*v + coef0)^degree</text:p>
      <text:p text:style-name="Standard"><text:tab/>2 -- radial basis function: exp(-gamma*|u-v|^2)</text:p>
      <text:p text:style-name="Standard"><text:tab/>3 -- sigmoid: tanh(gamma*u'*v + coef0)</text:p>
      <text:p text:style-name="Standard"/>
      <text:p text:style-name="P3">Radial basis function ( RBF): erste Wahl zu Beginn → ist Featureanzahl gering eher diesen Kernelmodus verwenden</text:p>
      <text:p text:style-name="P3">linear : wenn Featureanzahl sehr groß ist, wird eher dieser Kernelmodus verwendet</text:p>
      <text:p text:style-name="P3"/>
      <text:p text:style-name="Standard">-d degree : set degree in kernel function (default 3)</text:p>
      <text:p text:style-name="Standard">-g gamma : set gamma in kernel function (default 1/num_features)</text:p>
      <text:p text:style-name="Standard">-r coef0 : set coef0 in kernel function (default 0)</text:p>
      <text:p text:style-name="Standard">-c cost : set the parameter C of C-SVC, epsilon-SVR, and nu-SVR (default 1)</text:p>
      <text:p text:style-name="Standard">-n nu : set the parameter nu of nu-SVC, one-class SVM, and nu-SVR (default 0.5)</text:p>
      <text:p text:style-name="Standard">-p epsilon : set the epsilon in loss function of epsilon-SVR (default 0.1)</text:p>
      <text:p text:style-name="Standard">-m cachesize : set cache memory size in MB (default 100)</text:p>
      <text:p text:style-name="Standard">-e epsilon : set tolerance of termination criterion (default 0.001)</text:p>
      <text:p text:style-name="Standard">-h shrinking: whether to use the shrinking heuristics, 0 or 1 (default 1)</text:p>
      <text:p text:style-name="Standard">-b probability_estimates: whether to train a SVC or SVR model for probability estimates, 0 or 1 (default 0)</text:p>
      <text:p text:style-name="Standard">-wi weight: set the parameter C of class i to weight*C, for C-SVC (default 1)</text:p>
      <text:p text:style-name="Standard"/>
      <text:p text:style-name="Standard">The k in the -g option means the number of attributes in the input data.</text:p>
      <text:p text:style-name="Standard"/>
      <text:p text:style-name="P4">svm-predict: </text:p>
      <text:list xml:id="list516178756" text:style-name="L2">
        <text:list-item>
          <text:p text:style-name="P6">nimmt sich Testdaten und das vorher mit svm-train erstellte Trainingsmodel und erzeugt einen Output und eine entsprechende Klassifikation</text:p>
        </text:list-item>
        <text:list-item>
          <text:p text:style-name="P6">der Output enthält prognostizierte Klassenlabels</text:p>
        </text:list-item>
        <text:list-item>
          <text:p text:style-name="P6">Bsp.: <text:span text:style-name="T1">./svm-predict testdaten.te trainingsdaten.tr.model output</text:span></text:p>
        </text:list-item>
        <text:list-item>
          <text:p text:style-name="P6">in ClearTK unter <text:span text:style-name="T1">org.cleartk.ml.libsvm</text:span> gibt es die Klasse <text:span text:style-name="T1">LibSvmClassifier.java</text:span> mit der ein Text klassifiziert werden kann</text:p>
          <text:list>
            <text:list-item>
              <text:p text:style-name="P6"><text:soft-page-break/>dies ist eine Abstrakte Klasse, sodass noch einige Dinge implementiert werden können/müssen</text:p>
            </text:list-item>
          </text:list>
        </text:list-item>
      </text:list>
      <text:p text:style-name="P4"/>
      <text:p text:style-name="P4">svm-scale:</text:p>
      <text:list xml:id="list1528678169" text:style-name="L5">
        <text:list-item>
          <text:p text:style-name="P8">damit werden Attribute die einen höheren nummerischen Wert besitzen auf einen Standard nummerischen Wert herunter skaliert</text:p>
        </text:list-item>
        <text:list-item>
          <text:p text:style-name="P8">z.B. von [+10/-10] auf [+1/-1]</text:p>
        </text:list-item>
        <text:list-item>
          <text:p text:style-name="P8">dies ist sehr wichtig bevor man in die eigentliche SVM-Anwendung geht</text:p>
        </text:list-item>
      </text:list>
      <text:list xml:id="list396915407" text:continue-list="list516178756" text:style-name="L2">
        <text:list-item>
          <text:list>
            <text:list-header>
              <text:p text:style-name="P6"/>
            </text:list-header>
          </text:list>
        </text:list-item>
      </text:list>
      <text:p text:style-name="P4">tools/checkdata.py:</text:p>
      <text:list xml:id="list1209719488" text:style-name="L4">
        <text:list-item>
          <text:p text:style-name="P7">svm-train führt lediglich einen kleinen Test durch, ob die Eingabedaten syntaktisch korrekt sind</text:p>
        </text:list-item>
        <text:list-item>
          <text:p text:style-name="P7">mit diesem Tool wird ein ausführlicher Test durchgeführt</text:p>
        </text:list-item>
        <text:list-item>
          <text:p text:style-name="P7">Bsp.: <text:span text:style-name="T1">python tools/checkdata.py tools/bad_data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5-02T12:01:43</meta:creation-date>
    <dc:date>2015-05-02T16:21:27</dc:date>
    <dc:creator>hilde </dc:creator>
    <meta:editing-duration>PT4H16M55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2" meta:paragraph-count="48" meta:word-count="439" meta:character-count="2902" meta:non-whitespace-character-count="2515"/>
  </office:meta>
</office:document-meta>
</file>